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Named Rows" table:style-name="ta1"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amed Rows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From <text:a xlink:href="https://www.ringing.info/named_rows.html" xlink:type="simple">https://www.ringing.info/named_rows.html</text:a></text:p>
          </table:table-cell>
          <table:table-cell/>
          <table:table-cell table:style-name="ce3"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ength</text:p>
          </table:table-cell>
          <table:table-cell table:style-name="ce4" office:value-type="string" calcext:value-type="string">
            <text:p>Quoted</text:p>
          </table:table-cell>
          <table:table-cell table:style-name="ce4" office:value-type="string" calcext:value-type="string">
            <text:p>Calculated</text:p>
          </table:table-cell>
          <table:table-cell table:style-name="ce2" office:value-type="string" calcext:value-type="string">
            <text:p>Equal?</text:p>
          </table:table-cell>
        </table:table-row>
        <table:table-row table:style-name="ro2">
          <table:table-cell office:value-type="string" calcext:value-type="string">
            <text:p>Burde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3546" calcext:value-type="float">
            <text:p>213546</text:p>
          </table:table-cell>
          <table:table-cell table:style-name="ce6" table:formula="of:=[.C5] = [.D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1247568" calcext:value-type="float">
            <text:p>31247568</text:p>
          </table:table-cell>
          <table:table-cell table:style-name="ce6" table:formula="of:=[.C6] = [.D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124586790" calcext:value-type="float">
            <text:p>3124586790</text:p>
          </table:table-cell>
          <table:table-cell table:style-name="ce6" table:formula="of:=[.C7] = [.D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213546879E0T</text:p>
          </table:table-cell>
          <table:table-cell table:style-name="ce6" table:formula="of:=[.C8] = [.D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agdyk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1256" calcext:value-type="float">
            <text:p>341256</text:p>
          </table:table-cell>
          <table:table-cell table:style-name="ce6" table:formula="of:=[.C9] = [.D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2563478" calcext:value-type="float">
            <text:p>12563478</text:p>
          </table:table-cell>
          <table:table-cell table:style-name="ce6" table:formula="of:=[.C10] = [.D1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412785690" calcext:value-type="float">
            <text:p>3412785690</text:p>
          </table:table-cell>
          <table:table-cell table:style-name="ce6" table:formula="of:=[.C11] = [.D1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256349078ET</text:p>
          </table:table-cell>
          <table:table-cell table:style-name="ce6" table:formula="of:=[.C12] = [.D1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245" calcext:value-type="float">
            <text:p>31245</text:p>
          </table:table-cell>
          <table:table-cell table:style-name="ce6" table:formula="of:=[.C13] = [.D1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31246" calcext:value-type="float">
            <text:p>531246</text:p>
          </table:table-cell>
          <table:table-cell table:style-name="ce6" table:formula="of:=[.C14] = [.D1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5312468" calcext:value-type="float">
            <text:p>75312468</text:p>
          </table:table-cell>
          <table:table-cell table:style-name="ce6" table:formula="of:=[.C15] = [.D1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9753124680" calcext:value-type="float">
            <text:p>9753124680</text:p>
          </table:table-cell>
          <table:table-cell table:style-name="ce6" table:formula="of:=[.C16] = [.D1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E9753124680T</text:p>
          </table:table-cell>
          <table:table-cell table:style-name="ce6" table:formula="of:=[.C17] = [.D1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135" calcext:value-type="float">
            <text:p>24135</text:p>
          </table:table-cell>
          <table:table-cell table:style-name="ce6" table:formula="of:=[.C18] = [.D1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35246" calcext:value-type="float">
            <text:p>135246</text:p>
          </table:table-cell>
          <table:table-cell table:style-name="ce6" table:formula="of:=[.C19] = [.D1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3572468" calcext:value-type="float">
            <text:p>13572468</text:p>
          </table:table-cell>
          <table:table-cell table:style-name="ce6" table:formula="of:=[.C20] = [.D2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357924680" calcext:value-type="float">
            <text:p>1357924680</text:p>
          </table:table-cell>
          <table:table-cell table:style-name="ce6" table:formula="of:=[.C21] = [.D2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3579E24680T</text:p>
          </table:table-cell>
          <table:table-cell table:style-name="ce6" table:formula="of:=[.C22] = [.D2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Tittum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425" calcext:value-type="float">
            <text:p>31425</text:p>
          </table:table-cell>
          <table:table-cell table:style-name="ce6" table:formula="of:=[.C23] = [.D2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42536" calcext:value-type="float">
            <text:p>142536</text:p>
          </table:table-cell>
          <table:table-cell table:style-name="ce6" table:formula="of:=[.C24] = [.D2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5263748" calcext:value-type="float">
            <text:p>15263748</text:p>
          </table:table-cell>
          <table:table-cell table:style-name="ce6" table:formula="of:=[.C25] = [.D2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627384950" calcext:value-type="float">
            <text:p>1627384950</text:p>
          </table:table-cell>
          <table:table-cell table:style-name="ce6" table:formula="of:=[.C26] = [.D2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172839405E6T</text:p>
          </table:table-cell>
          <table:table-cell table:style-name="ce6" table:formula="of:=[.C27] = [.D2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Whittington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31246" calcext:value-type="float">
            <text:p>531246</text:p>
          </table:table-cell>
          <table:table-cell table:style-name="ce6" table:formula="of:=[.C28] = [.D2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2753468" calcext:value-type="float">
            <text:p>12753468</text:p>
          </table:table-cell>
          <table:table-cell table:style-name="ce6" table:formula="of:=[.C29] = [.D2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234975680" calcext:value-type="float">
            <text:p>1234975680</text:p>
          </table:table-cell>
          <table:table-cell table:style-name="ce6" table:formula="of:=[.C30] = [.D3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531246E9780T</text:p>
          </table:table-cell>
          <table:table-cell table:style-name="ce6" table:formula="of:=[.C31] = [.D31]" office:value-type="boolean" office:boolean-value="true" calcext:value-type="boolean">
            <text:p>TRUE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izabeth</meta:initial-creator>
    <meta:creation-date>2024-02-02T15:46:46.548000000</meta:creation-date>
    <dc:date>2024-02-02T23:27:50.096000000</dc:date>
    <dc:creator>Elizabeth</dc:creator>
    <meta:editing-duration>PT7H41M4S</meta:editing-duration>
    <meta:editing-cycles>1</meta:editing-cycles>
    <meta:document-statistic meta:table-count="1" meta:cell-count="121" meta:object-count="0"/>
    <meta:generator>LibreOffice/7.4.7.2$Windows_X86_64 LibreOffice_project/723314e595e8007d3cf785c16538505a1c878ca5</meta:generator>
  </office:meta>
</office:document-meta>
</file>